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A2000006A28F847FC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text-properties officeooo:paragraph-rsid="0015fe06"/>
    </style:style>
    <style:style style:name="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Times New Roman" fo:font-size="7pt" officeooo:paragraph-rsid="0015fe06" style:font-size-asian="7pt" style:font-name-complex="Times New Roman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Times New Roman" officeooo:paragraph-rsid="0015fe06" style:font-name-complex="Times New Roman"/>
    </style:style>
    <style:style style:name="P4" style:family="paragraph" style:parent-style-name="Foot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officeooo:paragraph-rsid="0015fe06"/>
    </style:style>
    <style:style style:name="P5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officeooo:paragraph-rsid="0015fe06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3pt" fo:font-weight="normal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font-weight="normal" officeooo:paragraph-rsid="0017fd75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/>
      <style:text-properties fo:font-weight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/>
      <style:text-properties fo:font-size="13pt" fo:font-weight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3pt" fo:font-weight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bold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/>
      <style:text-properties fo:font-weight="normal"/>
    </style:style>
    <style:style style:name="T1" style:family="text">
      <style:text-properties style:font-name="Comic Sans MS" style:font-name-asian="Comic Sans MS" style:font-name-complex="Comic Sans MS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7pt" style:font-size-asian="7pt" style:font-name-complex="Times New Roman"/>
    </style:style>
    <style:style style:name="T6" style:family="text">
      <style:text-properties fo:font-weight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9ae6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Žádost o vystavení posudku o zdravotní způsobilosti v tělesné výchově</text:p>
      <text:p text:style-name="P6"/>
      <text:p text:style-name="P7"><text:span text:style-name="T7">doplní škola <text:tab/> <text:s text:c="29"/><text:tab/><text:tab/><text:tab/><text:tab/><text:tab/><text:tab/> </text:span>č.j. <text:s/>............................</text:p>
      <text:p text:style-name="P9"/>
      <text:p text:style-name="P9"/>
      <text:p text:style-name="P10">Posudek o zdravotní způsobilosti k tělesné výchově evidenční číslo<text:tab/>……………...................... </text:p>
      <text:p text:style-name="P11">Jméno a příjmení klienta/žáka:</text:p>
      <text:p text:style-name="P11">Datum narození:</text:p>
      <text:p text:style-name="P11">Adresa trvalého bydliště:</text:p>
      <text:p text:style-name="P9"/>
      <text:p text:style-name="P11">Datum zdravotní prohlídky:</text:p>
      <text:p text:style-name="P9"/>
      <text:p text:style-name="P10">Posuzovaný klient/žák</text:p>
      <text:p text:style-name="P10"/>
      <text:p text:style-name="P10">a) je zdravotně způsobilý +)</text:p>
      <text:p text:style-name="P10">b) není zdravotně způsobilý +)</text:p>
      <text:p text:style-name="P10">c) je zdravotně způsobilý za podmínky (s omezením) +)</text:p>
      <text:p text:style-name="P10">d) pozbyl dlouhodobě zdravotní způsobilost +)</text:p>
      <text:p text:style-name="P8"/>
      <text:p text:style-name="P11">Posudek je platný 12 měsíců od data jeho vydání, pokud v souvislosti s nemocí v průběhu této doby nedošlo ke změně zdravotní způsobilosti.</text:p>
      <text:p text:style-name="P9"/>
      <text:p text:style-name="P11">Posudek vydal/la: </text:p>
      <text:p text:style-name="P8"/>
      <text:p text:style-name="P8"/>
      <text:p text:style-name="P12">....................................................…................…<text:span text:style-name="T8">..</text:span></text:p>
      <text:p text:style-name="P13">Razítko zdravotnického zařízení a podpis lékaře</text:p>
      <text:p text:style-name="P8"/>
      <text:p text:style-name="P8"/>
      <text:p text:style-name="P11">Datum vydání posudku:</text:p>
      <text:p text:style-name="P8"/>
      <text:p text:style-name="P11">Proti tomuto posudku lze ve lhůtě do 10 pracovních dnů od jeho prokazatelného předání podat návrh na přezkoumání poskytovateli, který jej vydal.</text:p>
      <text:p text:style-name="P8"/>
      <text:p text:style-name="P11">Potvrzení o prokazatelném předání posudku:</text:p>
      <text:p text:style-name="P9"/>
      <text:p text:style-name="P11"><text:span text:style-name="T6">Převzal</text:span> ….....................................................................................................</text:p>
      <text:p text:style-name="P10">datum a podpis posuzovaného klienta/zákonného zástupce žáka</text:p>
      <text:p text:style-name="P8"/>
      <text:p text:style-name="P8"/>
      <text:p text:style-name="P11">+) Nehodící se škrtněte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5fe06"/>
    </style:style>
    <style:style style:name="MP2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Times New Roman" fo:font-size="7pt" officeooo:paragraph-rsid="0015fe06" style:font-size-asian="7pt" style:font-name-complex="Times New Roman"/>
    </style:style>
    <style:style style:name="MP3" style:family="paragraph" style:parent-style-name="Footer">
      <style:paragraph-properties fo:text-align="end" style:justify-single-word="false">
        <style:tab-stops>
          <style:tab-stop style:position="8.001cm" style:type="center"/>
          <style:tab-stop style:position="17.002cm" style:type="right"/>
        </style:tab-stops>
      </style:paragraph-properties>
      <style:text-properties officeooo:paragraph-rsid="0015fe06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officeooo:paragraph-rsid="0015fe06"/>
    </style:style>
    <style:style style:name="MP5" style:family="paragraph" style:parent-style-name="Footer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style:font-name="Times New Roman" officeooo:paragraph-rsid="0015fe06" style:font-name-complex="Times New Roman"/>
    </style:style>
    <style:style style:name="MT1" style:family="text">
      <style:text-properties style:font-name="Comic Sans MS" style:font-name-asian="Comic Sans MS" style:font-name-complex="Comic Sans MS"/>
    </style:style>
    <style:style style:name="MT2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MT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MT4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MT5" style:family="text">
      <style:text-properties style:font-name="Times New Roman" fo:font-size="7pt" style:font-size-asian="7pt" style:font-name-complex="Times New Roman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1" text:anchor-type="char" svg:x="-0.032cm" svg:y="-1.27cm" svg:width="4.08cm" svg:height="4.08cm" draw:z-index="0"><draw:image xlink:href="Pictures/10000000000006A2000006A28F847FCA.jpg" xlink:type="simple" xlink:show="embed" xlink:actuate="onLoad"/></draw:frame></text:p>
        <text:p text:style-name="MP1"><text:span text:style-name="MT1"><text:s text:c="43"/></text:span><text:span text:style-name="MT2">PrimMat – Soukromá střední škola podnikatelská, s.r.o.</text:span></text:p>
        <text:p text:style-name="MP1"><text:span text:style-name="MT3"><text:s text:c="42"/></text:span><text:span text:style-name="MT4"><text:tab/> <text:s text:c="9"/></text:span><text:span text:style-name="MT2">Československé armády 482, 738 01 <text:s text:c="2"/>Frýdek-Místek</text:span></text:p>
      </style:header>
      <style:footer>
        <text:p text:style-name="MP2">IČ <text:s/>25376357, DIČ <text:s/>CZ25376357<text:tab/><text:tab/>telefon <text:s text:c="5"/>558 436 312, 604 101 787</text:p>
        <text:p text:style-name="MP3"><text:span text:style-name="MT5">vedena v obchodním rejstříku KS Ostrava, oddíl C, vložka 16294<text:tab/> <text:s text:c="2"/><text:tab/>e-mail: <text:s text:c="2"/></text:span><text:a xlink:type="simple" xlink:href="mailto:sekretariat@primmat.cz" text:style-name="Internet_20_link" text:visited-style-name="Visited_20_Internet_20_Link"><text:span text:style-name="Internet_20_link"><text:span text:style-name="MT5">sekretariat@primmat.cz</text:span></text:span></text:a></text:p>
        <text:p text:style-name="MP4"><text:span text:style-name="MT5">bankovní spojení: GE Money Bank, a. s. <text:s/>Frýdek-Místek, 5801606734/0600 <text:s text:c="61"/><text:tab/> </text:span><text:a xlink:type="simple" xlink:href="http://www.primmat.cz/" text:style-name="Internet_20_link" text:visited-style-name="Visited_20_Internet_20_Link"><text:span text:style-name="Internet_20_link"><text:span text:style-name="MT5">www.primmat.cz</text:span></text:span></text:a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creation-date>2006-09-06T11:14:26</meta:creation-date>
    <dc:date>2017-05-23T10:04:36.904000000</dc:date>
    <meta:print-date>2006-09-06T11:22:47</meta:print-date>
    <dc:language>cs-CZ</dc:language>
    <meta:editing-cycles>11</meta:editing-cycles>
    <meta:editing-duration>PT28M52S</meta:editing-duration>
    <meta:document-statistic meta:table-count="0" meta:image-count="1" meta:object-count="0" meta:page-count="1" meta:paragraph-count="28" meta:word-count="183" meta:character-count="1711" meta:non-whitespace-character-count="1336"/>
    <meta:user-defined meta:name="Info 1"/>
    <meta:user-defined meta:name="Info 2"/>
    <meta:user-defined meta:name="Info 3"/>
    <meta:user-defined meta:name="Info 4"/>
  </office:meta>
</office:document-meta>
</file>